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016" officeooo:paragraph-rsid="0007e016"/>
    </style:style>
    <style:style style:name="P2" style:family="paragraph" style:parent-style-name="Standard">
      <style:text-properties officeooo:rsid="0008ed33" officeooo:paragraph-rsid="0008ed33"/>
    </style:style>
    <style:style style:name="P3" style:family="paragraph" style:parent-style-name="Header">
      <style:text-properties officeooo:rsid="0007e016" officeooo:paragraph-rsid="0007e016"/>
    </style:style>
    <style:style style:name="T1" style:family="text">
      <style:text-properties officeooo:rsid="0008ed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flichtenheft </text:p>
      <text:p text:style-name="P1">Anforderungen und Randbedingungen</text:p>
      <text:p text:style-name="P1"/>
      <text:p text:style-name="P1">Kernaufgaben (wenige Sätze)</text:p>
      <text:p text:style-name="P2">Die Applikation bietet eine Plattform um Vorschläge für Freizeitaktivitäten auszutauschen. Alle Nutzer haben die Möglichkeit, Aktivitäten zu erstellen, online zur veröffentlichen, alle bereits erstellen Vorschläge einzusehen, zu kommentieren und zu bewerten (1-5). Zusätzlich können Nutzer ihren Standort teilen.</text:p>
      <text:p text:style-name="P1"/>
      <text:p text:style-name="P1">Fachdomänen (5-10)</text:p>
      <text:p text:style-name="P1">- Social Media</text:p>
      <text:p text:style-name="P1">- Unterhaltung</text:p>
      <text:p text:style-name="P1">- Freizeitgestaltung</text:p>
      <text:p text:style-name="P1">- Erfahrungsaustausch / Bewerten</text:p>
      <text:p text:style-name="P1"/>
      <text:p text:style-name="P1">Qualitätsmerkmale</text:p>
      <text:p text:style-name="P1"/>
      <text:p text:style-name="P1">Szenarien → Qualitätsanforder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e016" officeooo:paragraph-rsid="0007e01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WEA FS 2018<text:tab/><text:tab/>Michael Hammer, Maria Gamper, Irina Schube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na Schubert</meta:initial-creator>
    <meta:creation-date>2018-02-17T11:59:11.180479501</meta:creation-date>
    <dc:date>2018-02-17T12:17:23.183315843</dc:date>
    <dc:creator>Irina Schubert</dc:creator>
    <meta:editing-duration>PT8M1S</meta:editing-duration>
    <meta:editing-cycles>1</meta:editing-cycles>
    <meta:document-statistic meta:table-count="0" meta:image-count="0" meta:object-count="0" meta:page-count="1" meta:paragraph-count="12" meta:word-count="71" meta:character-count="593" meta:non-whitespace-character-count="532"/>
    <meta:generator>LibreOffice/5.1.6.2$Linux_X86_64 LibreOffice_project/10m0$Build-2</meta:generator>
  </office:meta>
</office:document-meta>
</file>